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saf_blk1</text:p>
          </table:table-cell>
          <table:table-cell office:value-type="string" calcext:value-type="string">
            <text:p>amount1</text:p>
          </table:table-cell>
          <table:table-cell office:value-type="string" calcext:value-type="string">
            <text:p>saf_blk2</text:p>
          </table:table-cell>
          <table:table-cell office:value-type="string" calcext:value-type="string">
            <text:p>amount2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Fore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Fore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Pea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ea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orest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s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est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ak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est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est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rod-old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od-good</text:p>
          </table:table-cell>
          <table:table-cell office:value-type="string" calcext:value-type="string">
            <text:p>Watersi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sid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rod-sup</text:p>
          </table:table-cell>
          <table:table-cell office:value-type="string" calcext:value-type="string">
            <text:p>Waters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ak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rest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terside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a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lain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6:19:32.513543628</meta:creation-date>
    <dc:date>2025-03-11T22:12:01.948538715</dc:date>
    <meta:editing-duration>PT5H4M37S</meta:editing-duration>
    <meta:editing-cycles>40</meta:editing-cycles>
    <meta:generator>LibreOffice/7.3.7.2$Linux_X86_64 LibreOffice_project/30$Build-2</meta:generator>
    <meta:document-statistic meta:table-count="1" meta:cell-count="1239" meta:object-count="0"/>
  </office:meta>
</office:document-meta>
</file>